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588cm" style:rel-column-width="17671*"/>
    </style:style>
    <style:style style:name="Tabela1.B" style:family="table-column">
      <style:table-column-properties style:column-width="12.427cm" style:rel-column-width="47864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D do Caso de Uso</text:p>
          </table:table-cell>
          <table:table-cell table:style-name="Tabela1.B1" office:value-type="string">
            <text:p text:style-name="P1">UC 5 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Gerenciar Perfil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Standard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Aluno – Professor – Revisor – Administrador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Permite que o usuário altere sua senha, seu e-mail de cadastro, coloque e atualize informações pessoais,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Estar logado ao sistema.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1- Dados Atualizados.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Média.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2-06T16:05:44.22</dc:date>
    <meta:editing-duration>PT01H55M04S</meta:editing-duration>
    <meta:editing-cycles>6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30" meta:word-count="115" meta:character-count="718"/>
  </office:meta>
</office:document-meta>
</file>